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5in" style:rel-column-width="6166*"/>
    </style:style>
    <style:style style:name="Table2.B" style:family="table-column">
      <style:table-column-properties style:column-width="1.1903in" style:rel-column-width="12767*"/>
    </style:style>
    <style:style style:name="Table2.C" style:family="table-column">
      <style:table-column-properties style:column-width="1.5799in" style:rel-column-width="16940*"/>
    </style:style>
    <style:style style:name="Table2.D" style:family="table-column">
      <style:table-column-properties style:column-width="1.3847in" style:rel-column-width="14851*"/>
    </style:style>
    <style:style style:name="Table2.E" style:family="table-column">
      <style:table-column-properties style:column-width="1.3813in" style:rel-column-width="14811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>
      <style:paragraph-properties fo:text-align="end" style:justify-single-word="false" fo:orphans="0" fo:widows="0"/>
    </style:style>
    <style:style style:name="P7" style:family="paragraph" style:parent-style-name="Standard">
      <style:paragraph-properties fo:margin-left="0.1in" fo:margin-right="0in" fo:orphans="0" fo:widows="0" fo:text-indent="0in" style:auto-text-indent="false"/>
    </style:style>
    <style:style style:name="P8" style:family="paragraph" style:parent-style-name="Standard">
      <style:paragraph-properties fo:margin-left="0.0984in" fo:margin-right="0in" fo:orphans="0" fo:widows="0" fo:text-indent="0in" style:auto-text-indent="false"/>
    </style:style>
    <style:style style:name="P9" style:family="paragraph" style:parent-style-name="Footnote">
      <style:paragraph-properties fo:orphans="0" fo:widows="0"/>
    </style:style>
    <style:style style:name="P10" style:family="paragraph" style:parent-style-name="No_20_Spacing">
      <style:text-properties fo:color="#808080" loext:opacity="100%"/>
    </style:style>
    <style:style style:name="P11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 style:font-weight-complex="bold"/>
    </style:style>
    <style:style style:name="P12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2cb43c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fo:font-style="italic" style:letter-kerning="false" fo:background-color="#ffff00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20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22" style:family="paragraph" style:parent-style-name="Normal_20_White">
      <style:paragraph-properties fo:margin-top="0in" fo:margin-bottom="0in" style:contextual-spacing="false" fo:line-height="100%" fo:orphans="0" fo:widows="0"/>
      <style:text-properties style:use-window-font-color="true" loext:opacity="0%" fo:font-size="10pt" style:font-size-asian="10pt" style:font-size-complex="10pt"/>
    </style:style>
    <style:style style:name="P23" style:family="paragraph" style:parent-style-name="Footnote">
      <style:paragraph-properties fo:orphans="0" fo:widows="0"/>
      <style:text-properties style:font-weight-complex="bold"/>
    </style:style>
    <style:style style:name="P24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25" style:family="paragraph" style:parent-style-name="No_20_Spacing">
      <style:text-properties fo:color="#808080" loext:opacity="100%"/>
    </style:style>
    <style:style style:name="P26" style:family="paragraph" style:parent-style-name="No_20_Spacing">
      <style:paragraph-properties fo:orphans="0" fo:widows="0"/>
      <style:text-properties fo:font-size="10pt" style:font-size-asian="10pt" style:font-size-complex="10pt" style:font-weight-complex="bold"/>
    </style:style>
    <style:style style:name="P27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 style:list-style-name="L1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officeooo:paragraph-rsid="005a947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Calibri" fo:font-size="11pt" fo:language="pl" fo:country="PL" style:letter-kerning="false" fo:background-color="transparent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808080" loext:opacity="100%"/>
    </style:style>
    <style:style style:name="T2" style:family="text">
      <style:text-properties style:font-name="Calibri" fo:language="pl" fo:country="PL"/>
    </style:style>
    <style:style style:name="T3" style:family="text">
      <style:text-properties fo:color="#000000" loext:opacity="100%"/>
    </style:style>
    <style:style style:name="T4" style:family="text">
      <style:text-properties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Informatyzacji hurtowni DXHCET</text:p>
      <text:p text:style-name="No_20_Spacing">Symbol projektu w SAP: <text:tab/>66642069</text:p>
      <text:p text:style-name="No_20_Spacing">PKS:<text:tab/><text:tab/><text:tab/><text:tab/>Jaś Fasola</text:p>
      <text:p text:style-name="No_20_Spacing">Kierownik Projektu:<text:tab/><text:tab/>Patryk Kaniewski</text:p>
      <text:p text:style-name="Standard">Status dokumentu:<text:tab/><text:tab/>roboczy</text:p>
      <text:h text:style-name="Heading_20_2" text:outline-level="2">Zlecenie Przygotowania Projektu</text:h>
      <text:p text:style-name="P10"><text:s/>[Informacja stworzona poza projektem, określająca wymagania i warunki, która jest wykorzystywana do przygotowania projektu zarządzanego według PRINCE2. Pozycje tabeli to propozycja – dostosuj je do potrzeb swojego projektu]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Wnioskodawca<text:note text:id="ftn1" text:note-class="footnote"><text:note-citation>1</text:note-citation><text:note-body><text:p text:style-name="P9"><text:s/><text:span text:style-name="T4">Np.: ID | logo | symbol zleceniodawcy lub merytorycznej komórki organizacyjnej.</text:span></text:p></text:note-body></text:note></text:p>
          </table:table-cell>
          <table:table-cell table:style-name="Table1.B1" table:number-columns-spanned="2" office:value-type="string">
            <text:p text:style-name="P13">Hurtownia opakowań ekologicznych „DXHCET”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Cele projektu</text:p>
          </table:table-cell>
          <table:table-cell table:style-name="Table1.B1" table:number-columns-spanned="2" office:value-type="string">
            <text:p text:style-name="P13">Zaprojektowanie i implementacja sieci i systemu informatycznego wspomagającego zarządzanie w hurtowni DXHCET dostarczającą ekologiczne opakowania na kosmetyki dla małych biznesów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Uzasadnienie potrzeby realizacji projektu</text:p>
          </table:table-cell>
          <table:table-cell table:style-name="Table1.B1" table:number-columns-spanned="2" office:value-type="string">
            <text:p text:style-name="P13">Informatyzacja nowo powstałej hurtown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Odniesienia do wszelkich powiązanych dokumentów lub produktów<text:note text:id="ftn2" text:note-class="footnote"><text:note-citation>2</text:note-citation><text:note-body><text:p text:style-name="P26"><text:s/>Np.: Strategia Rozwoju Gminy.</text:p></text:note-body></text:note></text:p>
          </table:table-cell>
          <table:table-cell table:style-name="Table1.B1" table:number-columns-spanned="2" office:value-type="string">
            <text:p text:style-name="P13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Zakres (etapy, główne zadania, główne produkty)</text:p>
          </table:table-cell>
          <table:table-cell table:style-name="Table1.B1" table:number-columns-spanned="2" office:value-type="string">
            <text:p text:style-name="P16">Etap identyfikacji problemów</text:p>
            <text:p text:style-name="P16">Etap projektowania<text:span text:style-name="T5"> </text:span><text:span text:style-name="T6">logicznego</text:span></text:p>
            <text:p text:style-name="P16">Etap walidacji projektu logicznego</text:p>
            <text:p text:style-name="P16">Etap implementacji</text:p>
            <text:p text:style-name="P16">Etap weryfikacj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Ograniczenia (bariery, problemy i ryzyka)</text:p>
          </table:table-cell>
          <table:table-cell table:style-name="Table1.B1" table:number-columns-spanned="2" office:value-type="string">
            <text:p text:style-name="P13">Krótki czas realizacji, ograniczony zespół projektow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Powiązania z innymi zadaniami/projektami</text:p>
          </table:table-cell>
          <table:table-cell table:style-name="Table1.B1" table:number-columns-spanned="2" office:value-type="string">
            <text:p text:style-name="P13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Oczekiwania jakościowe klienta</text:p>
          </table:table-cell>
          <table:table-cell table:style-name="Table1.B1" table:number-columns-spanned="2" office:value-type="string">
            <text:p text:style-name="P17">realizacja wymagań funkcjonalnych</text:p>
            <text:p text:style-name="P17">niezawodny system</text:p>
            <text:p text:style-name="P17">otwarty na rozszerzenia, zamknięty na zmian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Tolerancje projektu - maksymalne odchylenia od terminów, kosztów, liczby beneficjentów</text:p>
          </table:table-cell>
          <table:table-cell table:style-name="Table1.B1" table:number-columns-spanned="2" office:value-type="string">
            <text:p text:style-name="P29">3 miesiące</text:p>
            <text:p text:style-name="P29">50000zł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Proponowany Przewodniczący Tymczasowego Zespołu Roboczego oraz Lider Projektu</text:p>
          </table:table-cell>
          <table:table-cell table:style-name="Table1.B1" table:number-columns-spanned="2" office:value-type="string">
            <text:p text:style-name="P13">Patryk Kaniewsk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Klient(-ci), użytkownik(-cy) i wszystkie inne znane zainteresowane strony</text:p>
          </table:table-cell>
          <table:table-cell table:style-name="Table1.B1" table:number-columns-spanned="2" office:value-type="string">
            <text:p text:style-name="P14">Hurtownia DXHCET</text:p>
            <text:p text:style-name="P14">klienci hurtowni: </text:p>
            <text:list xml:id="list4001382934" text:style-name="L1">
              <text:list-item>
                <text:p text:style-name="P28">dostawcy</text:p>
              </text:list-item>
              <text:list-item>
                <text:p text:style-name="P28">producenci opakowań</text:p>
              </text:list-item>
              <text:list-item>
                <text:p text:style-name="P28">sklepy detaliczne</text:p>
              </text:list-item>
            </text:list>
            <text:p text:style-name="P14"/>
          </table:table-cell>
          <table:covered-table-cell/>
        </table:table-row>
        <table:table-row table:style-name="Table1.1">
          <table:table-cell table:style-name="Table1.A1" office:value-type="string">
            <text:p text:style-name="P11">Uzgodnienia</text:p>
          </table:table-cell>
          <table:table-cell table:style-name="Table1.B1" table:number-columns-spanned="2" office:value-type="string">
            <text:p text:style-name="P13">bra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Kryteria Akceptacji (opis kryteriów)</text:p>
          </table:table-cell>
          <table:table-cell table:style-name="Table1.B1" table:number-columns-spanned="2" office:value-type="string">
            <text:p text:style-name="P18">testy odbioru</text:p>
            <text:p text:style-name="P18"><text:soft-page-break/>testy wydajności</text:p>
            <text:p text:style-name="P18">testy integracyjne</text:p>
            <text:p text:style-name="P18">testy funkcjonalnośc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Personel potrzebny do użycia / eksploatacji produktu i stopień jego przygotowania</text:p>
          </table:table-cell>
          <table:table-cell table:style-name="Table1.B1" table:number-columns-spanned="2" office:value-type="string">
            <text:p text:style-name="P13">Pracownicy hurtowni (szkolenia)</text:p>
            <text:p text:style-name="P13">Administrator sieci (wdrożenie)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Koszt wytworzenia</text:p>
          </table:table-cell>
          <table:table-cell table:style-name="Table1.B1" table:number-columns-spanned="2" office:value-type="string">
            <text:p text:style-name="P13">Wynagrodzenie zespołu projektowego</text:p>
            <text:p text:style-name="P13">Koszty sprzętu teleinformatycznego</text:p>
            <text:p text:style-name="P13">Koszty szkolenia personelu</text:p>
            <text:p text:style-name="P13">Koszty wdrożenia administratora siec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Koszty eksploatacji</text:p>
          </table:table-cell>
          <table:table-cell table:style-name="Table1.B1" table:number-columns-spanned="2" office:value-type="string">
            <text:p text:style-name="P13">Wynagrodzenie administratora sieci</text:p>
            <text:p text:style-name="P13">Koszty amortyzacj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Nieprzekraczalne terminy</text:p>
          </table:table-cell>
          <table:table-cell table:style-name="Table1.B1" table:number-columns-spanned="2" office:value-type="string">
            <text:p text:style-name="P13">2020-05-19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Podstawowe funkcje</text:p>
          </table:table-cell>
          <table:table-cell table:style-name="Table1.B1" table:number-columns-spanned="2" office:value-type="string">
            <text:p text:style-name="P13">Wprowadzanie zamówień</text:p>
            <text:p text:style-name="P13">Ewidencja zasobów hurtowni</text:p>
            <text:p text:style-name="P13">System powiadomień o stanie krytycznym</text:p>
            <text:p text:style-name="P13">Komunikacja miedzy działami hurtowni</text:p>
            <text:p text:style-name="P13">Wystawianie faktur</text:p>
            <text:p text:style-name="P13">Tworzenie zamówień</text:p>
            <text:p text:style-name="P13">Korekty faktur i zamówień</text:p>
            <text:p text:style-name="P19">{wypisac wszystko specyficznie np. wystawianie faktur}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Uwagi akceptujących / zatwierdzających</text:p>
          </table:table-cell>
          <table:table-cell table:style-name="Table1.B1" table:number-columns-spanned="2" office:value-type="string">
            <text:p text:style-name="P13"/>
          </table:table-cell>
          <table:covered-table-cell/>
        </table:table-row>
        <table:table-row table:style-name="Table1.1">
          <table:table-cell table:style-name="Table1.A1" office:value-type="string">
            <text:p text:style-name="P11">Przygotował(a)</text:p>
          </table:table-cell>
          <table:table-cell table:style-name="Table1.B1" table:number-columns-spanned="2" office:value-type="string">
            <text:p text:style-name="P13">Patryk Kaniewski, Wojciech Złome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Wnioskował(a)<text:note text:id="ftn3" text:note-class="footnote"><text:note-citation>3</text:note-citation><text:note-body><text:p text:style-name="P23"><text:s/>Np. Dyrektor komórki organizacyjnej.</text:p></text:note-body></text:note></text:p>
          </table:table-cell>
          <table:table-cell table:style-name="Table1.B1" table:number-columns-spanned="2" office:value-type="string">
            <text:p text:style-name="P13">Jaś Fasol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Potwierdził(a)<text:note text:id="ftn4" text:note-class="footnote"><text:note-citation>4</text:note-citation><text:note-body><text:p text:style-name="P9"><text:s/>Np. <text:span text:style-name="T4">kierujący departamentem.</text:span></text:p></text:note-body></text:note></text:p>
          </table:table-cell>
          <table:table-cell table:style-name="Table1.B1" table:number-columns-spanned="2" office:value-type="string">
            <text:p text:style-name="P13">Jaś Fasola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Zaakceptował(a)<text:note text:id="ftn5" text:note-class="footnote"><text:note-citation>5</text:note-citation><text:note-body><text:p text:style-name="P9"><text:s/>Np. <text:span text:style-name="T3">Burmistrz Miasta .</text:span></text:p></text:note-body></text:note></text:p>
          </table:table-cell>
          <table:table-cell table:style-name="Table1.A1" office:value-type="string">
            <text:p text:style-name="P15">Jaś Fasola</text:p>
          </table:table-cell>
          <table:table-cell table:style-name="Table1.A1" office:value-type="string">
            <text:p text:style-name="P15">Data 2021-02-28</text:p>
          </table:table-cell>
        </table:table-row>
      </table:table>
      <text:p text:style-name="P10"/>
      <text:h text:style-name="Heading_20_2" text:outline-level="2"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2">Wersja</text:p>
            </table:table-cell>
            <table:table-cell table:style-name="Table2.A1" office:value-type="string">
              <text:p text:style-name="P12">Data</text:p>
            </table:table-cell>
            <table:table-cell table:style-name="Table2.A1" office:value-type="string">
              <text:p text:style-name="P12">Kluczowe zmiany</text:p>
            </table:table-cell>
            <table:table-cell table:style-name="Table2.A1" office:value-type="string">
              <text:p text:style-name="P12">Autor</text:p>
            </table:table-cell>
            <table:table-cell table:style-name="Table2.A1" office:value-type="string">
              <text:p text:style-name="P12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1">1.0</text:p>
          </table:table-cell>
          <table:table-cell table:style-name="Table2.B2" office:value-type="string">
            <text:p text:style-name="P20">2021-02-28</text:p>
          </table:table-cell>
          <table:table-cell table:style-name="Table2.C2" office:value-type="string">
            <text:p text:style-name="P21">Wersja oryginalna</text:p>
          </table:table-cell>
          <table:table-cell table:style-name="Table2.D2" office:value-type="string">
            <text:p text:style-name="P21">Patryk Kaniewski, Wojciech Złomek</text:p>
          </table:table-cell>
          <table:table-cell table:style-name="Table2.E2" office:value-type="string">
            <text:p text:style-name="P21"/>
          </table:table-cell>
        </table:table-row>
        <table:table-row table:style-name="Table2.3">
          <table:table-cell table:style-name="Table2.A3" office:value-type="string">
            <text:p text:style-name="P21"/>
          </table:table-cell>
          <table:table-cell table:style-name="Table2.B3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D3" office:value-type="string">
            <text:p text:style-name="P21"/>
          </table:table-cell>
          <table:table-cell table:style-name="Table2.E3" office:value-type="string">
            <text:p text:style-name="P21"/>
          </table:table-cell>
        </table:table-row>
      </table:table>
      <text:h text:style-name="Heading_20_2" text:outline-level="2"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2">Wersja</text:p>
            </table:table-cell>
            <table:table-cell table:style-name="Table4.A1" office:value-type="string">
              <text:p text:style-name="P12">Data</text:p>
            </table:table-cell>
            <table:table-cell table:style-name="Table4.A1" office:value-type="string">
              <text:p text:style-name="P12">Zatwierdzający</text:p>
            </table:table-cell>
            <table:table-cell table:style-name="Table4.A1" office:value-type="string">
              <text:p text:style-name="P12">Funkcja</text:p>
            </table:table-cell>
            <table:table-cell table:style-name="Table4.A1" office:value-type="string">
              <text:p text:style-name="P12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22">1.0</text:p>
          </table:table-cell>
          <table:table-cell table:style-name="Table4.B2" office:value-type="string">
            <text:p text:style-name="P22">2020-02-28</text:p>
          </table:table-cell>
          <table:table-cell table:style-name="Table4.C2" office:value-type="string">
            <text:p text:style-name="P22">Jaś Fasola</text:p>
          </table:table-cell>
          <table:table-cell table:style-name="Table4.D2" office:value-type="string">
            <text:p text:style-name="P22">Prezes DXHCET</text:p>
          </table:table-cell>
          <table:table-cell table:style-name="Table4.E2" office:value-type="string">
            <text:p text:style-name="P22">jas.fasola@dxcet.eu</text:p>
          </table:table-cell>
        </table:table-row>
        <table:table-row table:style-name="Table4.2">
          <table:table-cell table:style-name="Table4.A3" office:value-type="string">
            <text:p text:style-name="P12"/>
          </table:table-cell>
          <table:table-cell table:style-name="Table4.B3" office:value-type="string">
            <text:p text:style-name="P22"/>
          </table:table-cell>
          <table:table-cell table:style-name="Table4.C3" office:value-type="string">
            <text:p text:style-name="P22"/>
          </table:table-cell>
          <table:table-cell table:style-name="Table4.D3" office:value-type="string">
            <text:p text:style-name="P22"/>
          </table:table-cell>
          <table:table-cell table:style-name="Table4.E3" office:value-type="string">
            <text:p text:style-name="P2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1" style:font-family-asian="'Times New Roman'" style:font-family-generic-asian="system" style:font-pitch-asian="variable" style:font-size-asian="7pt" style:font-name-complex="Times New Roman1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Calibri1" style:font-family-asian="Calibri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2.5333in"/>
    </style:style>
    <style:style style:name="Table3.E" style:family="table-column">
      <style:table-column-properties style:column-width="2.5083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text-align="center" style:justify-single-word="false"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MP4" style:family="paragraph" style:parent-style-name="Standard">
      <style:paragraph-properties fo:orphans="0" fo:widows="0"/>
    </style:style>
    <style:style style:name="MP5" style:family="paragraph" style:parent-style-name="Standard">
      <style:paragraph-properties fo:margin-left="0.1in" fo:margin-right="0in" fo:orphans="0" fo:widows="0" fo:text-indent="0in" style:auto-text-indent="false"/>
    </style:style>
    <style:style style:name="MP6" style:family="paragraph" style:parent-style-name="Standard">
      <style:paragraph-properties fo:line-height="100%" fo:orphans="0" fo:widows="0"/>
    </style:style>
    <style:style style:name="MP7" style:family="paragraph" style:parent-style-name="Standard">
      <style:paragraph-properties fo:margin-left="0.0984in" fo:margin-right="0in" fo:orphans="0" fo:widows="0" fo:text-indent="0in" style:auto-text-indent="false"/>
    </style:style>
    <style:style style:name="MP8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2" office:value-type="string">
              <text:p text:style-name="MP3">ZLECENIE PRZYGOTOWANIA Projektu</text:p>
              <text:p text:style-name="MP3">informatyzacja hurtowni dxhcet</text:p>
            </table:table-cell>
            <table:covered-table-cell/>
          </table:table-row>
          <table:table-row table:style-name="Table3.2">
            <table:table-cell table:style-name="Table3.A2" office:value-type="string">
              <text:p text:style-name="MP4">Dokument:</text:p>
            </table:table-cell>
            <table:table-cell table:style-name="Table3.B2" table:number-columns-spanned="4" office:value-type="string">
              <text:p text:style-name="MP5">Zlecenie Przygotowania Projektu</text:p>
            </table:table-cell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4">Autor:</text:p>
            </table:table-cell>
            <table:table-cell table:style-name="Table3.B3" table:number-columns-spanned="4" office:value-type="string">
              <text:p text:style-name="MP5">Patryk Kaniewski, Wojciech Złomek</text:p>
            </table:table-cell>
            <table:covered-table-cell/>
            <table:covered-table-cell/>
            <table:covered-table-cell/>
          </table:table-row>
          <table:table-row table:style-name="Table3.4">
            <table:table-cell table:style-name="Table3.A2" office:value-type="string">
              <text:p text:style-name="MP6">Wersja:</text:p>
            </table:table-cell>
            <table:table-cell table:style-name="Table3.A2" office:value-type="string">
              <text:p text:style-name="MP5">0.1alpha</text:p>
            </table:table-cell>
            <table:table-cell table:style-name="Table3.C4" table:number-columns-spanned="2" office:value-type="string">
              <text:p text:style-name="MP7"><text:date style:data-style-name="N36" text:date-value="2021-02-25T11:26:03.021688512" text:fixed="true">25.02.2021</text:date></text:p>
            </table:table-cell>
            <table:covered-table-cell/>
            <table:table-cell table:style-name="Table3.A2" office:value-type="string">
              <text:p text:style-name="MP8">Strona <text:page-number text:select-page="current">3</text:page-number><text:s/>z <text:page-count>3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Zlecenie przygotowania projektu [PZ 01]</dc:subject>
    <meta:initial-creator>Imię i Nazwisko</meta:initial-creator>
    <dc:creator>Patryk Kaniewski</dc:creator>
    <meta:editing-cycles>102</meta:editing-cycles>
    <meta:creation-date>2019-09-20T19:53:00</meta:creation-date>
    <dc:date>2021-02-28T17:18:29.183373830</dc:date>
    <meta:editing-duration>PT3H38M19S</meta:editing-duration>
    <meta:generator>LibreOffice/7.1.0.3$Linux_X86_64 LibreOffice_project/10$Build-3</meta:generator>
    <meta:document-statistic meta:table-count="4" meta:image-count="0" meta:object-count="0" meta:page-count="3" meta:paragraph-count="117" meta:word-count="380" meta:character-count="3200" meta:non-whitespace-character-count="2925"/>
    <meta:user-defined meta:name="AppVersion">16.0000</meta:user-defined>
    <meta:user-defined meta:name="ContentTypeId">0x010100466C91FDDFF32D43B8D20F1C98F878B8</meta:user-defined>
    <meta:template xlink:type="simple" xlink:actuate="onRequest" xlink:title="WBE_ZP_00_SzablonDokumentow" xlink:href=""/>
  </office:meta>
</office:document-meta>
</file>